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C000000F84ED77B21.png"/>
  <manifest:file-entry manifest:media-type="image/png" manifest:full-path="Pictures/1000020100000100000000F6E739A225.png"/>
  <manifest:file-entry manifest:media-type="image/png" manifest:full-path="Pictures/100002010000004000000040B41C932D.png"/>
  <manifest:file-entry manifest:media-type="image/gif" manifest:full-path="Pictures/10000200000001640000006B455CDDC9.gif"/>
  <manifest:file-entry manifest:media-type="image/png" manifest:full-path="Pictures/1000020100000040000000407CF4188B.png"/>
  <manifest:file-entry manifest:media-type="image/png" manifest:full-path="Pictures/10000201000000400000004046B3AF3F.png"/>
  <manifest:file-entry manifest:media-type="image/jpeg" manifest:full-path="Pictures/10000000000005C80000037860FB3EAE.jpg"/>
  <manifest:file-entry manifest:media-type="image/png" manifest:full-path="Pictures/1000000000000640000004B02C5236E4.png"/>
  <manifest:file-entry manifest:media-type="image/png" manifest:full-path="Pictures/1000020100000040000000407A585297.png"/>
  <manifest:file-entry manifest:media-type="image/png" manifest:full-path="Pictures/10000201000000400000004051094896.png"/>
  <manifest:file-entry manifest:media-type="image/png" manifest:full-path="Pictures/1000020100000040000000405D356E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7" draw:opacity-name="Transparency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" draw:marker-end="Rounded_20_short_20_Arrow" draw:textarea-horizontal-align="center" draw:textarea-vertical-align="middle"/>
    </style:style>
    <style:style style:name="gr9" style:family="graphic" style:parent-style-name="standard">
      <style:graphic-properties draw:marker-start="Rounded_20_short_20_Arrow" draw:marker-end="Rounded_20_short_20_Arrow" draw:textarea-horizontal-align="center" draw:textarea-vertical-align="middl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outline1">
      <style:graphic-properties draw:auto-grow-height="true" fo:min-height="8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oDjango</text:p>
          </draw:text-box>
        </draw:frame>
        <draw:frame presentation:style-name="pr2" draw:layer="layout" svg:width="21.796cm" svg:height="8cm" svg:x="1cm" svg:y="12.5cm" presentation:class="outline" presentation:user-transformed="true">
          <draw:text-box>
            <text:p><text:span text:style-name="T1">Tim Sutton</text:span> </text:p>
            <text:p><text:a xlink:href="mailto:tim@linfiniti.com">tim@linfiniti.com</text:a></text:p>
            <text:p>Linfiniti Consulting CC.</text:p>
            <text:p>http://linfiniti.com</text:p>
          </draw:text-box>
        </draw:frame>
        <draw:frame draw:style-name="gr1" draw:text-style-name="P2" draw:layer="layout" svg:width="11.5cm" svg:height="7.834cm" svg:x="15cm" svg:y="4.5cm">
          <draw:image xlink:href="Pictures/100000000000016C000000F84ED77B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custom-shape draw:style-name="gr3" draw:text-style-name="P2" draw:id="id1" draw:layer="layout" svg:width="6cm" svg:height="14.5cm" svg:x="1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14cm" svg:height="10cm" svg:x="13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301cm" svg:y="0cm" presentation:class="title">
          <draw:text-box>
            <text:p text:style-name="P1">Django Architecture</text:p>
          </draw:text-box>
        </draw:frame>
        <draw:g draw:id="id7">
          <draw:frame draw:style-name="gr1" draw:text-style-name="P2" draw:layer="layout" svg:width="2.962cm" svg:height="0.89cm" svg:x="2.969cm" svg:y="15.844cm">
            <draw:image xlink:href="Pictures/10000200000001640000006B455CDDC9.gif" xlink:type="simple" xlink:show="embed" xlink:actuate="onLoad">
              <text:p/>
            </draw:image>
          </draw:frame>
          <draw:frame draw:style-name="gr4" draw:text-style-name="P2" draw:layer="layout" svg:width="3.978cm" svg:height="2.384cm" svg:x="2.461cm" svg:y="16.944cm">
            <draw:text-box>
              <text:p text:style-name="P2"><text:span text:style-name="T1">Apache</text:span></text:p>
              <text:p text:style-name="P2">+</text:p>
              <text:p text:style-name="P2">mod_python</text:p>
            </draw:text-box>
          </draw:frame>
        </draw:g>
        <draw:g draw:id="id6">
          <draw:frame draw:style-name="gr1" draw:text-style-name="P2" draw:layer="layout" svg:width="2.256cm" svg:height="2.256cm" svg:x="3.322cm" svg:y="10.834cm">
            <draw:image xlink:href="Pictures/100002010000004000000040B41C932D.png" xlink:type="simple" xlink:show="embed" xlink:actuate="onLoad">
              <text:p/>
            </draw:image>
          </draw:frame>
          <draw:frame draw:style-name="gr5" draw:text-style-name="P3" draw:layer="layout" svg:width="5cm" svg:height="0.962cm" svg:x="1.95cm" svg:y="13.334cm">
            <draw:text-box>
              <text:p text:style-name="P3"><text:span text:style-name="T1">http://protocol</text:span></text:p>
            </draw:text-box>
          </draw:frame>
        </draw:g>
        <draw:g draw:id="id8">
          <draw:frame draw:style-name="gr1" draw:text-style-name="P2" draw:layer="layout" svg:width="2.529cm" svg:height="2.43cm" svg:x="3.186cm" svg:y="5.485cm">
            <draw:image xlink:href="Pictures/1000020100000100000000F6E739A225.png" xlink:type="simple" xlink:show="embed" xlink:actuate="onLoad">
              <text:p/>
            </draw:image>
          </draw:frame>
          <draw:frame draw:style-name="gr6" draw:text-style-name="P3" draw:layer="layout" svg:width="5cm" svg:height="1cm" svg:x="1.95cm" svg:y="7.915cm">
            <draw:text-box>
              <text:p text:style-name="P3"><text:span text:style-name="T1">Client Browser</text:span></text:p>
            </draw:text-box>
          </draw:frame>
        </draw:g>
        <draw:g draw:id="id2">
          <draw:frame draw:style-name="gr1" draw:text-style-name="P2" draw:layer="layout" svg:width="2.256cm" svg:height="2.256cm" svg:x="9.474cm" svg:y="15.65cm">
            <draw:image xlink:href="Pictures/1000020100000040000000407CF4188B.png" xlink:type="simple" xlink:show="embed" xlink:actuate="onLoad">
              <text:p/>
            </draw:image>
          </draw:frame>
          <draw:frame draw:style-name="gr5" draw:text-style-name="P3" draw:layer="layout" svg:width="4cm" svg:height="0.962cm" svg:x="8.602cm" svg:y="17.85cm">
            <draw:text-box>
              <text:p text:style-name="P3"><text:span text:style-name="T1">Middleware</text:span></text:p>
            </draw:text-box>
          </draw:frame>
        </draw:g>
        <draw:g draw:id="id3">
          <draw:frame draw:style-name="gr1" draw:text-style-name="P2" draw:layer="layout" svg:width="2.256cm" svg:height="2.256cm" svg:x="15.274cm" svg:y="15.622cm">
            <draw:image xlink:href="Pictures/10000201000000400000004051094896.png" xlink:type="simple" xlink:show="embed" xlink:actuate="onLoad">
              <text:p/>
            </draw:image>
          </draw:frame>
          <draw:frame draw:style-name="gr7" draw:text-style-name="P2" draw:layer="layout" svg:width="3.537cm" svg:height="1.673cm" svg:x="14.634cm" svg:y="17.878cm">
            <draw:text-box>
              <text:p text:style-name="P2"><text:span text:style-name="T1">Controller</text:span><text:line-break/>urls.py</text:p>
            </draw:text-box>
          </draw:frame>
        </draw:g>
        <draw:g draw:id="id4">
          <draw:frame draw:style-name="gr1" draw:text-style-name="P2" draw:layer="layout" svg:width="2.256cm" svg:height="2.256cm" svg:x="21.745cm" svg:y="15.622cm">
            <draw:image xlink:href="Pictures/1000020100000040000000405D356EDC.png" xlink:type="simple" xlink:show="embed" xlink:actuate="onLoad">
              <text:p/>
            </draw:image>
          </draw:frame>
          <draw:frame draw:style-name="gr7" draw:layer="layout" svg:width="4.888cm" svg:height="1.673cm" svg:x="20.429cm" svg:y="17.878cm">
            <draw:text-box>
              <text:p text:style-name="P2"><text:span text:style-name="T1">View</text:span><text:line-break/>&lt;app&gt;/views.py</text:p>
            </draw:text-box>
          </draw:frame>
        </draw:g>
        <draw:g draw:id="id9">
          <draw:frame draw:style-name="gr1" draw:text-style-name="P2" draw:layer="layout" svg:width="2.256cm" svg:height="2.256cm" svg:x="9.474cm" svg:y="5.619cm">
            <draw:image xlink:href="Pictures/1000020100000040000000407CF4188B.png" xlink:type="simple" xlink:show="embed" xlink:actuate="onLoad">
              <text:p/>
            </draw:image>
          </draw:frame>
          <draw:frame draw:style-name="gr5" draw:text-style-name="P3" draw:layer="layout" svg:width="4cm" svg:height="0.962cm" svg:x="8.602cm" svg:y="7.819cm">
            <draw:text-box>
              <text:p text:style-name="P3"><text:span text:style-name="T1">Middleware</text:span></text:p>
            </draw:text-box>
          </draw:frame>
        </draw:g>
        <draw:g>
          <draw:frame draw:style-name="gr1" draw:text-style-name="P2" draw:layer="layout" svg:width="2.256cm" svg:height="2.256cm" svg:x="15.274cm" svg:y="10.55cm">
            <draw:image xlink:href="Pictures/10000201000000400000004046B3AF3F.png" xlink:type="simple" xlink:show="embed" xlink:actuate="onLoad">
              <text:p/>
            </draw:image>
          </draw:frame>
          <draw:frame draw:style-name="gr7" draw:layer="layout" svg:width="4.905cm" svg:height="1.673cm" svg:x="13.95cm" svg:y="12.908cm">
            <draw:text-box>
              <text:p text:style-name="P2"><text:span text:style-name="T1">Form</text:span></text:p>
              <text:p>&lt;app&gt;/forms.py</text:p>
            </draw:text-box>
          </draw:frame>
        </draw:g>
        <draw:g>
          <draw:frame draw:style-name="gr1" draw:text-style-name="P2" draw:layer="layout" svg:width="2.256cm" svg:height="2.256cm" svg:x="21.745cm" svg:y="5.458cm">
            <draw:image xlink:href="Pictures/10000201000000400000004046B3AF3F.png" xlink:type="simple" xlink:show="embed" xlink:actuate="onLoad">
              <text:p/>
            </draw:image>
          </draw:frame>
          <draw:frame draw:style-name="gr7" draw:layer="layout" svg:width="5.226cm" svg:height="2.384cm" svg:x="20.26cm" svg:y="7.816cm">
            <draw:text-box>
              <text:p text:style-name="P2"><text:span text:style-name="T1">Template</text:span></text:p>
              <text:p text:style-name="P2">&lt;app&gt;<text:line-break/>/templates/*.html</text:p>
            </draw:text-box>
          </draw:frame>
        </draw:g>
        <draw:g>
          <draw:frame draw:style-name="gr1" draw:text-style-name="P2" draw:layer="layout" svg:width="2.256cm" svg:height="2.256cm" svg:x="21.745cm" svg:y="10.601cm">
            <draw:image xlink:href="Pictures/1000020100000040000000407A585297.png" xlink:type="simple" xlink:show="embed" xlink:actuate="onLoad">
              <text:p/>
            </draw:image>
          </draw:frame>
          <draw:frame draw:style-name="gr7" draw:layer="layout" svg:width="5.358cm" svg:height="1.673cm" svg:x="20.194cm" svg:y="12.857cm">
            <draw:text-box>
              <text:p text:style-name="P2"><text:span text:style-name="T1">Model</text:span></text:p>
              <text:p>&lt;app&gt;/models.py</text:p>
            </draw:text-box>
          </draw:frame>
        </draw:g>
        <draw:connector draw:style-name="gr8" draw:text-style-name="P2" draw:layer="layout" draw:type="curve" svg:x1="4.5cm" svg:y1="19.5cm" svg:x2="10.602cm" svg:y2="18.812cm" draw:start-shape="id1" draw:start-glue-point="2" draw:end-shape="id2" svg:d="m4500 19500c0 750 6102 1094 6102-688">
          <text:p/>
        </draw:connector>
        <draw:connector draw:style-name="gr8" draw:text-style-name="P2" draw:layer="layout" draw:type="curve" svg:x1="16.402cm" svg:y1="19.551cm" svg:x2="22.873cm" svg:y2="19.551cm" draw:start-shape="id3" draw:start-glue-point="2" draw:end-shape="id4" svg:d="m16402 19551c0 750 6471 750 6471 0">
          <text:p/>
        </draw:connector>
        <draw:connector draw:style-name="gr8" draw:text-style-name="P2" draw:layer="layout" draw:type="curve" svg:x1="10.602cm" svg:y1="18.812cm" svg:x2="16.402cm" svg:y2="19.551cm" draw:start-shape="id2" draw:start-glue-point="2" draw:end-shape="id3" svg:d="m10602 18812c0 1858 5800 1489 5800 739">
          <text:p/>
        </draw:connector>
        <draw:connector draw:style-name="gr8" draw:text-style-name="P2" draw:layer="layout" draw:type="curve" svg:x1="25.317cm" svg:y1="17.586cm" svg:x2="27cm" svg:y2="10cm" draw:start-shape="id4" draw:end-shape="id5" svg:d="m25317 17586c3274 0 2433-7586 1683-7586">
          <text:p/>
        </draw:connector>
        <draw:connector draw:style-name="gr9" draw:text-style-name="P2" draw:layer="layout" draw:type="curve" svg:x1="4.45cm" svg:y1="14.296cm" svg:x2="4.45cm" svg:y2="15.844cm" draw:start-shape="id6" draw:start-glue-point="2" draw:end-shape="id7" svg:d="m4450 14296v1548">
          <text:p/>
        </draw:connector>
        <draw:connector draw:style-name="gr9" draw:text-style-name="P2" draw:layer="layout" draw:type="curve" svg:x1="4.45cm" svg:y1="8.915cm" svg:x2="4.45cm" svg:y2="10.834cm" draw:start-shape="id8" draw:start-glue-point="2" draw:end-shape="id6" draw:end-glue-point="0" svg:d="m4450 8915v1919">
          <text:p/>
        </draw:connector>
        <draw:connector draw:style-name="gr8" draw:text-style-name="P2" draw:layer="layout" draw:type="curve" draw:line-skew="0.03cm" svg:x1="20cm" svg:y1="5cm" svg:x2="10.602cm" svg:y2="5.619cm" draw:start-shape="id5" draw:start-glue-point="0" draw:end-shape="id9" svg:d="m20000 5000c0-705-9398-1014-9398 619">
          <text:p/>
        </draw:connector>
        <draw:g>
          <draw:frame draw:style-name="gr1" draw:text-style-name="P2" draw:layer="layout" svg:width="2.256cm" svg:height="2.256cm" svg:x="15.355cm" svg:y="5.386cm">
            <draw:image xlink:href="Pictures/10000201000000400000004046B3AF3F.png" xlink:type="simple" xlink:show="embed" xlink:actuate="onLoad">
              <text:p/>
            </draw:image>
          </draw:frame>
          <draw:frame draw:style-name="gr7" draw:layer="layout" svg:width="5.392cm" svg:height="2.384cm" svg:x="13.787cm" svg:y="7.744cm">
            <draw:text-box>
              <text:p text:style-name="P2"><text:span text:style-name="T1">Template Tags</text:span></text:p>
              <text:p text:style-name="P2">&lt;app&gt;/<text:line-break/>templatetags/*.py</text:p>
            </draw:text-box>
          </draw:frame>
        </draw:g>
        <draw:connector draw:style-name="gr8" draw:text-style-name="P2" draw:layer="layout" draw:type="curve" svg:x1="10.602cm" svg:y1="8.781cm" svg:x2="7.5cm" svg:y2="12.25cm" draw:start-shape="id9" draw:start-glue-point="2" draw:end-shape="id1" draw:end-glue-point="1" svg:d="m10602 8781c0 2313-1034 3469-3102 3469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0c0c0" draw:end-color="#ffffff" draw:start-intensity="100%" draw:end-intensity="100%" draw:angle="1800" draw:border="0%"/>
    <draw:fill-image draw:name="Blue" xlink:href="Pictures/1000000000000640000004B02C5236E4.png" xlink:type="simple" xlink:show="embed" xlink:actuate="onLoad"/>
    <draw:fill-image draw:name="background" xlink:href="Pictures/10000000000005C80000037860FB3EAE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08-17T18:36:33</meta:creation-date>
    <dc:language>fi-FI</dc:language>
    <meta:editing-cycles>15</meta:editing-cycles>
    <meta:editing-duration>PT03H35M50S</meta:editing-duration>
    <meta:initial-creator>Tim Sutton</meta:initial-creator>
    <dc:date>2009-08-21T10:26:34</dc:date>
    <dc:creator>Tim Sutton</dc:creator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ZA/presnt/Blue.otp"/>
  </office:meta>
</office:document-meta>
</file>